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601cm" svg:y="0.289cm">
            <draw:object draw:notify-on-update-of-ranges="Sheet1.A3:Sheet1.A3 Sheet1.A4:Sheet1.A13 Sheet1.B3:Sheet1.B3 Sheet1.B4:Sheet1.B13 Sheet1.C3:Sheet1.C3 Sheet1.C4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648cm" svg:y="10.178cm">
            <draw:object draw:notify-on-update-of-ranges="Sheet1.A18:Sheet1.A18 Sheet1.A19:Sheet1.A28 Sheet1.B18:Sheet1.B18 Sheet1.B19:Sheet1.B28 Sheet1.C18:Sheet1.C18 Sheet1.C19:Sheet1.C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671cm" svg:y="20.472cm">
            <draw:object draw:notify-on-update-of-ranges="Sheet1.A34:Sheet1.A34 Sheet1.A35:Sheet1.A44 Sheet1.B34:Sheet1.B34 Sheet1.B35:Sheet1.B44 Sheet1.C34:Sheet1.C34 Sheet1.C35:Sheet1.C44 Sheet1.D34:Sheet1.D34 Sheet1.D35:Sheet1.D44 Sheet1.E34:Sheet1.E34 Sheet1.E35:Sheet1.E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0.025cm" svg:y="35.855cm">
            <draw:object draw:notify-on-update-of-ranges="Sheet1.A88:Sheet1.A88 Sheet1.A89:Sheet1.A98 Sheet1.B88:Sheet1.B88 Sheet1.B89:Sheet1.B98 Sheet1.C88:Sheet1.C88 Sheet1.C89:Sheet1.C9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.999cm" svg:height="8.999cm" svg:x="11.436cm" svg:y="45.887cm">
            <draw:object draw:notify-on-update-of-ranges="Sheet1.A107:Sheet1.A107 Sheet1.A108:Sheet1.A117 Sheet1.B107:Sheet1.B107 Sheet1.B108:Sheet1.B117 Sheet1.C107:Sheet1.C107 Sheet1.C108:Sheet1.C1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10.943cm" svg:y="56.918cm">
            <draw:object draw:notify-on-update-of-ranges="Sheet1.A123:Sheet1.A123 Sheet1.A124:Sheet1.A133 Sheet1.B123:Sheet1.B123 Sheet1.B124:Sheet1.B133 Sheet1.C123:Sheet1.C123 Sheet1.C124:Sheet1.C13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15.999cm" svg:height="8.999cm" svg:x="10.308cm" svg:y="28.888cm">
            <draw:object draw:notify-on-update-of-ranges="Sheet1.A70:Sheet1.A70 Sheet1.A71:Sheet1.A80 Sheet1.B70:Sheet1.B70 Sheet1.B71:Sheet1.B80 Sheet1.C70:Sheet1.C70 Sheet1.C71:Sheet1.C8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arc4</text:p>
          </table:table-cell>
          <table:table-cell table:number-columns-repeated="3"/>
        </table:table-row>
        <table:table-row table:style-name="ro3">
          <table:table-cell office:value-type="string">
            <text:p>n students</text:p>
          </table:table-cell>
          <table:table-cell office:value-type="string">
            <text:p>without SA</text:p>
          </table:table-cell>
          <table:table-cell office:value-type="string">
            <text:p>with SA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9">
            <text:p>109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3">
          <table:table-cell/>
          <table:table-cell office:value-type="string">
            <text:p>rand</text:p>
          </table:table-cell>
          <table:table-cell table:number-columns-repeated="3"/>
        </table:table-row>
        <table:table-row table:style-name="ro3">
          <table:table-cell office:value-type="string">
            <text:p>n students</text:p>
          </table:table-cell>
          <table:table-cell office:value-type="string">
            <text:p>without SA</text:p>
          </table:table-cell>
          <table:table-cell office:value-type="string">
            <text:p>with SA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ix</text:p>
          </table:table-cell>
          <table:table-cell table:number-columns-repeated="3"/>
        </table:table-row>
        <table:table-row table:style-name="ro3">
          <table:table-cell office:value-type="string">
            <text:p>n students</text:p>
          </table:table-cell>
          <table:table-cell office:value-type="string">
            <text:p>without SA (arc4)</text:p>
          </table:table-cell>
          <table:table-cell office:value-type="string">
            <text:p>with SA (arc4)</text:p>
          </table:table-cell>
          <table:table-cell office:value-type="string">
            <text:p>without SA(rand)</text:p>
          </table:table-cell>
          <table:table-cell office:value-type="string">
            <text:p>with SA(rand)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09">
            <text:p>109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140">
            <text:p>14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2">
          <table:table-cell/>
          <table:table-cell office:value-type="string">
            <text:p>Arc4 (2 processes)</text:p>
          </table:table-cell>
          <table:table-cell table:number-columns-repeated="3"/>
        </table:table-row>
        <table:table-row table:style-name="ro3">
          <table:table-cell office:value-type="string">
            <text:p>n students</text:p>
          </table:table-cell>
          <table:table-cell office:value-type="string">
            <text:p>without SA</text:p>
          </table:table-cell>
          <table:table-cell office:value-type="string">
            <text:p>with SA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46">
            <text:p>14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65">
            <text:p>16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office:value-type="string">
            <text:p>Arc4 (4 processes)</text:p>
          </table:table-cell>
          <table:table-cell table:number-columns-repeated="3"/>
        </table:table-row>
        <table:table-row table:style-name="ro3">
          <table:table-cell office:value-type="string">
            <text:p>n students</text:p>
          </table:table-cell>
          <table:table-cell office:value-type="string">
            <text:p>without SA</text:p>
          </table:table-cell>
          <table:table-cell office:value-type="string">
            <text:p>with SA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57">
            <text:p>15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2">
          <table:table-cell/>
          <table:table-cell office:value-type="string">
            <text:p>Arc4 (16 processes)</text:p>
          </table:table-cell>
          <table:table-cell table:number-columns-repeated="3"/>
        </table:table-row>
        <table:table-row table:style-name="ro3">
          <table:table-cell office:value-type="string">
            <text:p>n students</text:p>
          </table:table-cell>
          <table:table-cell office:value-type="string">
            <text:p>without SA</text:p>
          </table:table-cell>
          <table:table-cell office:value-type="string">
            <text:p>with SA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2">
          <table:table-cell/>
          <table:table-cell office:value-type="string">
            <text:p>Arc4 (32 processes)</text:p>
          </table:table-cell>
          <table:table-cell table:number-columns-repeated="3"/>
        </table:table-row>
        <table:table-row table:style-name="ro3">
          <table:table-cell office:value-type="string">
            <text:p>n students</text:p>
          </table:table-cell>
          <table:table-cell office:value-type="string">
            <text:p>without SA</text:p>
          </table:table-cell>
          <table:table-cell office:value-type="string">
            <text:p>with SA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20:10:06</meta:creation-date>
    <dc:date>2013-07-29T21:37:56</dc:date>
    <meta:editing-duration>PT4M20S</meta:editing-duration>
    <meta:editing-cycles>1</meta:editing-cycles>
    <meta:document-statistic meta:table-count="1" meta:cell-count="260" meta:object-count="7"/>
    <meta:generator>LibreOffice/4.0.1.2$MacOSX_x86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422cm" svg:y="0.68cm" style:legend-expansion="wide" chart:style-name="ch2"/>
        <chart:plot-area chart:style-name="ch3" table:cell-range-address="Sheet1.A3:Sheet1.C13" chart:data-source-has-labels="both" svg:x="1.307cm" svg:y="1.634cm" svg:width="14.053cm" svg:height="6.229cm">
          <chartooo:coordinate-region svg:x="2.158cm" svg:y="1.831cm" svg:width="12.901cm" svg:height="5.389cm"/>
          <chart:axis chart:dimension="x" chart:name="primary-x" chart:style-name="ch4" chartooo:axis-type="auto">
            <chartooo:date-scale/>
            <chart:title svg:x="7.179cm" svg:y="8.043cm" chart:style-name="ch5">
              <text:p>No. of Students</text:p>
            </chart:title>
            <chart:categories table:cell-range-address="Sheet1.A4:Sheet1.A13"/>
          </chart:axis>
          <chart:axis chart:dimension="y" chart:name="primary-y" chart:style-name="ch4">
            <chart:title svg:x="0.451cm" svg:y="5.129cm" chart:style-name="ch6">
              <text:p>Cost</text:p>
            </chart:title>
            <chart:grid chart:style-name="ch7" chart:class="major"/>
          </chart:axis>
          <chart:series chart:style-name="ch8" chart:values-cell-range-address="Sheet1.B4:Sheet1.B13" chart:label-cell-address="Sheet1.B3:Sheet1.B3" chart:class="chart:line">
            <chart:data-point chart:repeated="10"/>
          </chart:series>
          <chart:series chart:style-name="ch9" chart:values-cell-range-address="Sheet1.C4:Sheet1.C13" chart:label-cell-address="Sheet1.C3:Sheet1.C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3:Sheet1.B3</svg:desc>
                </draw:g>
              </table:table-cell>
              <table:table-cell office:value-type="string">
                <text:p>with SA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4:Sheet1.A13</svg:desc>
                </draw:g>
              </table:table-cell>
              <table:table-cell office:value-type="float" office:value="15">
                <text:p>15</text:p>
                <draw:g>
                  <svg:desc>Sheet1.B4:Sheet1.B13</svg:desc>
                </draw:g>
              </table:table-cell>
              <table:table-cell office:value-type="float" office:value="7">
                <text:p>7</text:p>
                <draw:g>
                  <svg:desc>Sheet1.C4:Sheet1.C1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2">
                <text:p>1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422cm" svg:y="0.68cm" style:legend-expansion="wide" chart:style-name="ch2"/>
        <chart:plot-area chart:style-name="ch3" table:cell-range-address="Sheet1.A18:Sheet1.C28" chart:data-source-has-labels="both" svg:x="1.307cm" svg:y="1.634cm" svg:width="14.053cm" svg:height="6.229cm">
          <chartooo:coordinate-region svg:x="2.158cm" svg:y="1.831cm" svg:width="12.901cm" svg:height="5.389cm"/>
          <chart:axis chart:dimension="x" chart:name="primary-x" chart:style-name="ch4" chartooo:axis-type="auto">
            <chartooo:date-scale/>
            <chart:title svg:x="7.179cm" svg:y="8.043cm" chart:style-name="ch5">
              <text:p>No. of Students</text:p>
            </chart:title>
            <chart:categories table:cell-range-address="Sheet1.A19:Sheet1.A28"/>
          </chart:axis>
          <chart:axis chart:dimension="y" chart:name="primary-y" chart:style-name="ch4">
            <chart:title svg:x="0.451cm" svg:y="5.129cm" chart:style-name="ch6">
              <text:p>Cost</text:p>
            </chart:title>
            <chart:grid chart:style-name="ch7" chart:class="major"/>
          </chart:axis>
          <chart:series chart:style-name="ch8" chart:values-cell-range-address="Sheet1.B19:Sheet1.B28" chart:label-cell-address="Sheet1.B18:Sheet1.B18" chart:class="chart:line">
            <chart:data-point chart:repeated="10"/>
          </chart:series>
          <chart:series chart:style-name="ch9" chart:values-cell-range-address="Sheet1.C19:Sheet1.C28" chart:label-cell-address="Sheet1.C18:Sheet1.C1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18:Sheet1.B18</svg:desc>
                </draw:g>
              </table:table-cell>
              <table:table-cell office:value-type="string">
                <text:p>with SA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19:Sheet1.A28</svg:desc>
                </draw:g>
              </table:table-cell>
              <table:table-cell office:value-type="float" office:value="15">
                <text:p>15</text:p>
                <draw:g>
                  <svg:desc>Sheet1.B19:Sheet1.B28</svg:desc>
                </draw:g>
              </table:table-cell>
              <table:table-cell office:value-type="float" office:value="10">
                <text:p>10</text:p>
                <draw:g>
                  <svg:desc>Sheet1.C19:Sheet1.C28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8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32">
                <text:p>1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0">
                <text:p>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0.906cm" svg:y="0.68cm" style:legend-expansion="wide" chart:style-name="ch2"/>
        <chart:plot-area chart:style-name="ch3" table:cell-range-address="Sheet1.A34:Sheet1.E44" chart:data-source-has-labels="both" svg:x="1.307cm" svg:y="1.634cm" svg:width="14.053cm" svg:height="6.229cm">
          <chartooo:coordinate-region svg:x="2.158cm" svg:y="1.831cm" svg:width="12.901cm" svg:height="5.389cm"/>
          <chart:axis chart:dimension="x" chart:name="primary-x" chart:style-name="ch4" chartooo:axis-type="auto">
            <chartooo:date-scale/>
            <chart:title svg:x="7.144cm" svg:y="8.043cm" chart:style-name="ch5">
              <text:p>No. Of Students</text:p>
            </chart:title>
            <chart:categories table:cell-range-address="Sheet1.A35:Sheet1.A44"/>
          </chart:axis>
          <chart:axis chart:dimension="y" chart:name="primary-y" chart:style-name="ch4">
            <chart:title svg:x="0.451cm" svg:y="5.129cm" chart:style-name="ch6">
              <text:p>Cost</text:p>
            </chart:title>
            <chart:grid chart:style-name="ch7" chart:class="major"/>
          </chart:axis>
          <chart:series chart:style-name="ch8" chart:values-cell-range-address="Sheet1.B35:Sheet1.B44" chart:label-cell-address="Sheet1.B34:Sheet1.B34" chart:class="chart:line">
            <chart:data-point chart:repeated="10"/>
          </chart:series>
          <chart:series chart:style-name="ch9" chart:values-cell-range-address="Sheet1.C35:Sheet1.C44" chart:label-cell-address="Sheet1.C34:Sheet1.C34" chart:class="chart:line">
            <chart:data-point chart:repeated="10"/>
          </chart:series>
          <chart:series chart:style-name="ch10" chart:values-cell-range-address="Sheet1.D35:Sheet1.D44" chart:label-cell-address="Sheet1.D34:Sheet1.D34" chart:class="chart:line">
            <chart:data-point chart:repeated="10"/>
          </chart:series>
          <chart:series chart:style-name="ch11" chart:values-cell-range-address="Sheet1.E35:Sheet1.E44" chart:label-cell-address="Sheet1.E34:Sheet1.E3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 (arc4)</text:p>
                <draw:g>
                  <svg:desc>Sheet1.B34:Sheet1.B34</svg:desc>
                </draw:g>
              </table:table-cell>
              <table:table-cell office:value-type="string">
                <text:p>with SA (arc4)</text:p>
                <draw:g>
                  <svg:desc>Sheet1.C34:Sheet1.C34</svg:desc>
                </draw:g>
              </table:table-cell>
              <table:table-cell office:value-type="string">
                <text:p>without SA(rand)</text:p>
                <draw:g>
                  <svg:desc>Sheet1.D34:Sheet1.D34</svg:desc>
                </draw:g>
              </table:table-cell>
              <table:table-cell office:value-type="string">
                <text:p>with SA(rand)</text:p>
                <draw:g>
                  <svg:desc>Sheet1.E34:Sheet1.E34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35:Sheet1.A44</svg:desc>
                </draw:g>
              </table:table-cell>
              <table:table-cell office:value-type="float" office:value="15">
                <text:p>15</text:p>
                <draw:g>
                  <svg:desc>Sheet1.B35:Sheet1.B44</svg:desc>
                </draw:g>
              </table:table-cell>
              <table:table-cell office:value-type="float" office:value="7">
                <text:p>7</text:p>
                <draw:g>
                  <svg:desc>Sheet1.C35:Sheet1.C44</svg:desc>
                </draw:g>
              </table:table-cell>
              <table:table-cell office:value-type="float" office:value="15">
                <text:p>15</text:p>
                <draw:g>
                  <svg:desc>Sheet1.D35:Sheet1.D44</svg:desc>
                </draw:g>
              </table:table-cell>
              <table:table-cell office:value-type="float" office:value="10">
                <text:p>10</text:p>
                <draw:g>
                  <svg:desc>Sheet1.E35:Sheet1.E44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108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13">
                <text:p>13</text:p>
              </table:table-cell>
              <table:table-cell office:value-type="float" office:value="132">
                <text:p>1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2">
                <text:p>152</text:p>
              </table:table-cell>
              <table:table-cell office:value-type="float" office:value="19">
                <text:p>19</text:p>
              </table:table-cell>
              <table:table-cell office:value-type="float" office:value="140">
                <text:p>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422cm" svg:y="0.68cm" style:legend-expansion="wide" chart:style-name="ch2"/>
        <chart:plot-area chart:style-name="ch3" table:cell-range-address="Sheet1.A3:Sheet1.C13" chart:data-source-has-labels="both" svg:x="1.307cm" svg:y="1.634cm" svg:width="14.053cm" svg:height="6.229cm">
          <chartooo:coordinate-region svg:x="2.158cm" svg:y="1.831cm" svg:width="12.901cm" svg:height="5.389cm"/>
          <chart:axis chart:dimension="x" chart:name="primary-x" chart:style-name="ch4" chartooo:axis-type="auto">
            <chartooo:date-scale/>
            <chart:title svg:x="7.179cm" svg:y="8.043cm" chart:style-name="ch5">
              <text:p>No. of Students</text:p>
            </chart:title>
            <chart:categories table:cell-range-address="Sheet1.A4:Sheet1.A13"/>
          </chart:axis>
          <chart:axis chart:dimension="y" chart:name="primary-y" chart:style-name="ch4">
            <chart:title svg:x="0.451cm" svg:y="5.129cm" chart:style-name="ch6">
              <text:p>Cost</text:p>
            </chart:title>
            <chart:grid chart:style-name="ch7" chart:class="major"/>
          </chart:axis>
          <chart:series chart:style-name="ch8" chart:values-cell-range-address="Sheet1.B4:Sheet1.B13" chart:label-cell-address="Sheet1.B3:Sheet1.B3" chart:class="chart:line">
            <chart:data-point chart:repeated="10"/>
          </chart:series>
          <chart:series chart:style-name="ch9" chart:values-cell-range-address="Sheet1.C4:Sheet1.C13" chart:label-cell-address="Sheet1.C3:Sheet1.C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3:Sheet1.B3</svg:desc>
                </draw:g>
              </table:table-cell>
              <table:table-cell office:value-type="string">
                <text:p>with SA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4:Sheet1.A13</svg:desc>
                </draw:g>
              </table:table-cell>
              <table:table-cell office:value-type="float" office:value="15">
                <text:p>15</text:p>
                <draw:g>
                  <svg:desc>Sheet1.B4:Sheet1.B13</svg:desc>
                </draw:g>
              </table:table-cell>
              <table:table-cell office:value-type="float" office:value="7">
                <text:p>7</text:p>
                <draw:g>
                  <svg:desc>Sheet1.C4:Sheet1.C1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2">
                <text:p>1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422cm" svg:y="0.68cm" style:legend-expansion="wide" chart:style-name="ch2"/>
        <chart:plot-area chart:style-name="ch3" table:cell-range-address="Sheet1.A3:Sheet1.C13" chart:data-source-has-labels="both" svg:x="1.307cm" svg:y="1.634cm" svg:width="14.053cm" svg:height="6.229cm">
          <chartooo:coordinate-region svg:x="2.158cm" svg:y="1.831cm" svg:width="12.901cm" svg:height="5.389cm"/>
          <chart:axis chart:dimension="x" chart:name="primary-x" chart:style-name="ch4" chartooo:axis-type="auto">
            <chartooo:date-scale/>
            <chart:title svg:x="7.179cm" svg:y="8.043cm" chart:style-name="ch5">
              <text:p>No. of Students</text:p>
            </chart:title>
            <chart:categories table:cell-range-address="Sheet1.A4:Sheet1.A13"/>
          </chart:axis>
          <chart:axis chart:dimension="y" chart:name="primary-y" chart:style-name="ch4">
            <chart:title svg:x="0.451cm" svg:y="5.129cm" chart:style-name="ch6">
              <text:p>Cost</text:p>
            </chart:title>
            <chart:grid chart:style-name="ch7" chart:class="major"/>
          </chart:axis>
          <chart:series chart:style-name="ch8" chart:values-cell-range-address="Sheet1.B4:Sheet1.B13" chart:label-cell-address="Sheet1.B3:Sheet1.B3" chart:class="chart:line">
            <chart:data-point chart:repeated="10"/>
          </chart:series>
          <chart:series chart:style-name="ch9" chart:values-cell-range-address="Sheet1.C4:Sheet1.C13" chart:label-cell-address="Sheet1.C3:Sheet1.C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3:Sheet1.B3</svg:desc>
                </draw:g>
              </table:table-cell>
              <table:table-cell office:value-type="string">
                <text:p>with SA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4:Sheet1.A13</svg:desc>
                </draw:g>
              </table:table-cell>
              <table:table-cell office:value-type="float" office:value="15">
                <text:p>15</text:p>
                <draw:g>
                  <svg:desc>Sheet1.B4:Sheet1.B13</svg:desc>
                </draw:g>
              </table:table-cell>
              <table:table-cell office:value-type="float" office:value="7">
                <text:p>7</text:p>
                <draw:g>
                  <svg:desc>Sheet1.C4:Sheet1.C1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2">
                <text:p>1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9">
                <text:p>15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879cm" svg:y="0.496cm" chart:style-name="ch2">
          <text:p>4 processes</text:p>
        </chart:subtitle>
        <chart:legend chart:legend-position="top" svg:x="5.422cm" svg:y="1.352cm" style:legend-expansion="wide" chart:style-name="ch3"/>
        <chart:plot-area chart:style-name="ch4" table:cell-range-address="Sheet1.A88:Sheet1.C98" chart:data-source-has-labels="both" svg:x="1.307cm" svg:y="2.306cm" svg:width="14.053cm" svg:height="5.557cm">
          <chartooo:coordinate-region svg:x="2.158cm" svg:y="2.504cm" svg:width="12.901cm" svg:height="4.716cm"/>
          <chart:axis chart:dimension="x" chart:name="primary-x" chart:style-name="ch5" chartooo:axis-type="auto">
            <chartooo:date-scale/>
            <chart:title svg:x="7.179cm" svg:y="8.043cm" chart:style-name="ch6">
              <text:p>No. of Students</text:p>
            </chart:title>
            <chart:categories table:cell-range-address="Sheet1.A89:Sheet1.A98"/>
          </chart:axis>
          <chart:axis chart:dimension="y" chart:name="primary-y" chart:style-name="ch5">
            <chart:title svg:x="0.451cm" svg:y="5.465cm" chart:style-name="ch7">
              <text:p>Cost</text:p>
            </chart:title>
            <chart:grid chart:style-name="ch8" chart:class="major"/>
          </chart:axis>
          <chart:series chart:style-name="ch9" chart:values-cell-range-address="Sheet1.B89:Sheet1.B98" chart:label-cell-address="Sheet1.B88:Sheet1.B88" chart:class="chart:line">
            <chart:data-point chart:repeated="10"/>
          </chart:series>
          <chart:series chart:style-name="ch10" chart:values-cell-range-address="Sheet1.C89:Sheet1.C98" chart:label-cell-address="Sheet1.C88:Sheet1.C8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88:Sheet1.B88</svg:desc>
                </draw:g>
              </table:table-cell>
              <table:table-cell office:value-type="string">
                <text:p>with SA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89:Sheet1.A98</svg:desc>
                </draw:g>
              </table:table-cell>
              <table:table-cell office:value-type="float" office:value="7">
                <text:p>7</text:p>
                <draw:g>
                  <svg:desc>Sheet1.B89:Sheet1.B98</svg:desc>
                </draw:g>
              </table:table-cell>
              <table:table-cell office:value-type="float" office:value="7">
                <text:p>7</text:p>
                <draw:g>
                  <svg:desc>Sheet1.C89:Sheet1.C98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0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7">
                <text:p>15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775cm" svg:y="0.496cm" chart:style-name="ch2">
          <text:p>16 processes</text:p>
        </chart:subtitle>
        <chart:legend chart:legend-position="top" svg:x="5.422cm" svg:y="1.352cm" style:legend-expansion="wide" chart:style-name="ch3"/>
        <chart:plot-area chart:style-name="ch4" table:cell-range-address="Sheet1.A107:Sheet1.C117" chart:data-source-has-labels="both" svg:x="1.307cm" svg:y="2.306cm" svg:width="14.053cm" svg:height="5.557cm">
          <chartooo:coordinate-region svg:x="2.158cm" svg:y="2.503cm" svg:width="12.901cm" svg:height="4.717cm"/>
          <chart:axis chart:dimension="x" chart:name="primary-x" chart:style-name="ch5" chartooo:axis-type="auto">
            <chartooo:date-scale/>
            <chart:title svg:x="7.179cm" svg:y="8.043cm" chart:style-name="ch6">
              <text:p>No. of Students</text:p>
            </chart:title>
            <chart:categories table:cell-range-address="Sheet1.A108:Sheet1.A117"/>
          </chart:axis>
          <chart:axis chart:dimension="y" chart:name="primary-y" chart:style-name="ch5">
            <chart:title svg:x="0.451cm" svg:y="5.465cm" chart:style-name="ch7">
              <text:p>Cost</text:p>
            </chart:title>
            <chart:grid chart:style-name="ch8" chart:class="major"/>
          </chart:axis>
          <chart:series chart:style-name="ch9" chart:values-cell-range-address="Sheet1.B108:Sheet1.B117" chart:label-cell-address="Sheet1.B107:Sheet1.B107" chart:class="chart:line">
            <chart:data-point chart:repeated="10"/>
          </chart:series>
          <chart:series chart:style-name="ch10" chart:values-cell-range-address="Sheet1.C108:Sheet1.C117" chart:label-cell-address="Sheet1.C107:Sheet1.C10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107:Sheet1.B107</svg:desc>
                </draw:g>
              </table:table-cell>
              <table:table-cell office:value-type="string">
                <text:p>with SA</text:p>
                <draw:g>
                  <svg:desc>Sheet1.C107:Sheet1.C107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108:Sheet1.A117</svg:desc>
                </draw:g>
              </table:table-cell>
              <table:table-cell office:value-type="float" office:value="6">
                <text:p>6</text:p>
                <draw:g>
                  <svg:desc>Sheet1.B108:Sheet1.B117</svg:desc>
                </draw:g>
              </table:table-cell>
              <table:table-cell office:value-type="float" office:value="0">
                <text:p>0</text:p>
                <draw:g>
                  <svg:desc>Sheet1.C108:Sheet1.C117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39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775cm" svg:y="0.496cm" chart:style-name="ch2">
          <text:p>32 processes</text:p>
        </chart:subtitle>
        <chart:legend chart:legend-position="top" svg:x="5.422cm" svg:y="1.352cm" style:legend-expansion="wide" chart:style-name="ch3"/>
        <chart:plot-area chart:style-name="ch4" table:cell-range-address="Sheet1.A123:Sheet1.C133" chart:data-source-has-labels="both" svg:x="1.307cm" svg:y="2.306cm" svg:width="14.053cm" svg:height="5.557cm">
          <chartooo:coordinate-region svg:x="2.158cm" svg:y="2.504cm" svg:width="12.901cm" svg:height="4.716cm"/>
          <chart:axis chart:dimension="x" chart:name="primary-x" chart:style-name="ch5" chartooo:axis-type="auto">
            <chartooo:date-scale/>
            <chart:title svg:x="7.179cm" svg:y="8.043cm" chart:style-name="ch6">
              <text:p>No. of Students</text:p>
            </chart:title>
            <chart:categories table:cell-range-address="Sheet1.A124:Sheet1.A133"/>
          </chart:axis>
          <chart:axis chart:dimension="y" chart:name="primary-y" chart:style-name="ch5">
            <chart:title svg:x="0.451cm" svg:y="5.465cm" chart:style-name="ch7">
              <text:p>Cost</text:p>
            </chart:title>
            <chart:grid chart:style-name="ch8" chart:class="major"/>
          </chart:axis>
          <chart:series chart:style-name="ch9" chart:values-cell-range-address="Sheet1.B124:Sheet1.B133" chart:label-cell-address="Sheet1.B123:Sheet1.B123" chart:class="chart:line">
            <chart:data-point chart:repeated="10"/>
          </chart:series>
          <chart:series chart:style-name="ch10" chart:values-cell-range-address="Sheet1.C124:Sheet1.C133" chart:label-cell-address="Sheet1.C123:Sheet1.C12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123:Sheet1.B123</svg:desc>
                </draw:g>
              </table:table-cell>
              <table:table-cell office:value-type="string">
                <text:p>with SA</text:p>
                <draw:g>
                  <svg:desc>Sheet1.C123:Sheet1.C123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124:Sheet1.A133</svg:desc>
                </draw:g>
              </table:table-cell>
              <table:table-cell office:value-type="float" office:value="5">
                <text:p>5</text:p>
                <draw:g>
                  <svg:desc>Sheet1.B124:Sheet1.B133</svg:desc>
                </draw:g>
              </table:table-cell>
              <table:table-cell office:value-type="float" office:value="0">
                <text:p>0</text:p>
                <draw:g>
                  <svg:desc>Sheet1.C124:Sheet1.C133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3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9">
                <text:p>16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6.868cm" svg:y="0.496cm" chart:style-name="ch2">
          <text:p>2 Processes</text:p>
        </chart:subtitle>
        <chart:legend chart:legend-position="top" svg:x="5.422cm" svg:y="1.352cm" style:legend-expansion="wide" chart:style-name="ch3"/>
        <chart:plot-area chart:style-name="ch4" table:cell-range-address="Sheet1.A70:Sheet1.C80" chart:data-source-has-labels="both" svg:x="1.307cm" svg:y="2.306cm" svg:width="14.053cm" svg:height="5.557cm">
          <chartooo:coordinate-region svg:x="2.158cm" svg:y="2.504cm" svg:width="12.901cm" svg:height="4.716cm"/>
          <chart:axis chart:dimension="x" chart:name="primary-x" chart:style-name="ch5" chartooo:axis-type="auto">
            <chartooo:date-scale/>
            <chart:title svg:x="7.179cm" svg:y="8.043cm" chart:style-name="ch6">
              <text:p>No. of Students</text:p>
            </chart:title>
            <chart:categories table:cell-range-address="Sheet1.A71:Sheet1.A80"/>
          </chart:axis>
          <chart:axis chart:dimension="y" chart:name="primary-y" chart:style-name="ch5">
            <chart:title svg:x="0.451cm" svg:y="5.465cm" chart:style-name="ch7">
              <text:p>Cost</text:p>
            </chart:title>
            <chart:grid chart:style-name="ch8" chart:class="major"/>
          </chart:axis>
          <chart:series chart:style-name="ch9" chart:values-cell-range-address="Sheet1.B71:Sheet1.B80" chart:label-cell-address="Sheet1.B70:Sheet1.B70" chart:class="chart:line">
            <chart:data-point chart:repeated="10"/>
          </chart:series>
          <chart:series chart:style-name="ch10" chart:values-cell-range-address="Sheet1.C71:Sheet1.C80" chart:label-cell-address="Sheet1.C70:Sheet1.C7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A</text:p>
                <draw:g>
                  <svg:desc>Sheet1.B70:Sheet1.B70</svg:desc>
                </draw:g>
              </table:table-cell>
              <table:table-cell office:value-type="string">
                <text:p>with SA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71:Sheet1.A80</svg:desc>
                </draw:g>
              </table:table-cell>
              <table:table-cell office:value-type="float" office:value="14">
                <text:p>14</text:p>
                <draw:g>
                  <svg:desc>Sheet1.B71:Sheet1.B80</svg:desc>
                </draw:g>
              </table:table-cell>
              <table:table-cell office:value-type="float" office:value="8">
                <text:p>8</text:p>
                <draw:g>
                  <svg:desc>Sheet1.C71:Sheet1.C80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6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